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6600ff" fo:font-size="15pt" fo:font-weight="bold" officeooo:rsid="000ae88d" officeooo:paragraph-rsid="000ae88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6600ff" fo:font-size="15pt" fo:font-weight="bold" officeooo:rsid="000ae88d" officeooo:paragraph-rsid="000ae88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5pt" fo:font-weight="bold" officeooo:rsid="000ae88d" officeooo:paragraph-rsid="000ae88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5pt" fo:font-weight="bold" officeooo:rsid="000ae88d" officeooo:paragraph-rsid="000ae88d" style:font-size-asian="15pt" style:font-weight-asian="bold" style:font-size-complex="15pt" style:font-weight-complex="bold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 PROGRAMMING</text:p>
      <text:p text:style-name="P3"/>
      <text:p text:style-name="P1"><text:span text:style-name="T1">The C programming language is a </text:span><text:a xlink:type="simple" xlink:href="https://simple.wikipedia.org/wiki/Computer" text:style-name="Internet_20_link" text:visited-style-name="Visited_20_Internet_20_Link">computer</text:a><text:span text:style-name="T1"> </text:span><text:a xlink:type="simple" xlink:href="https://simple.wikipedia.org/wiki/Programming_language" text:style-name="Internet_20_link" text:visited-style-name="Visited_20_Internet_20_Link">programming language</text:a><text:span text:style-name="T1"> that was developed to do system programming for the </text:span><text:a xlink:type="simple" xlink:href="https://simple.wikipedia.org/wiki/Operating_system" text:style-name="Internet_20_link" text:visited-style-name="Visited_20_Internet_20_Link">operating system</text:a><text:span text:style-name="T1"> </text:span><text:a xlink:type="simple" xlink:href="https://simple.wikipedia.org/wiki/UNIX" text:style-name="Internet_20_link" text:visited-style-name="Visited_20_Internet_20_Link">UNIX</text:a><text:span text:style-name="T1"> and is an </text:span><text:a xlink:type="simple" xlink:href="https://simple.wikipedia.org/wiki/Imperative_programming" text:style-name="Internet_20_link" text:visited-style-name="Visited_20_Internet_20_Link">imperative programming</text:a><text:span text:style-name="T1"> language. C was developed in the early 1970s by </text:span><text:a xlink:type="simple" xlink:href="https://simple.wikipedia.org/wiki/Ken_Thompson" text:style-name="Internet_20_link" text:visited-style-name="Visited_20_Internet_20_Link">Ken Thompson</text:a><text:span text:style-name="T1"> and </text:span><text:a xlink:type="simple" xlink:href="https://simple.wikipedia.org/wiki/Dennis_Ritchie" text:style-name="Internet_20_link" text:visited-style-name="Visited_20_Internet_20_Link">Dennis Ritchie</text:a><text:span text:style-name="T1"> at </text:span><text:a xlink:type="simple" xlink:href="https://simple.wikipedia.org/wiki/Bell_Labs" text:style-name="Internet_20_link" text:visited-style-name="Visited_20_Internet_20_Link">Bell Labs</text:a><text:span text:style-name="T1">. It is a </text:span><text:a xlink:type="simple" xlink:href="https://simple.wikipedia.org/w/index.php?title=Procedural_language&amp;action=edit&amp;redlink=1" text:style-name="Internet_20_link" text:visited-style-name="Visited_20_Internet_20_Link">procedural language</text:a><text:span text:style-name="T1">, which means that people can write their </text:span><text:a xlink:type="simple" xlink:href="https://simple.wikipedia.org/wiki/Computer_program" text:style-name="Internet_20_link" text:visited-style-name="Visited_20_Internet_20_Link">programs</text:a><text:span text:style-name="T1"> as a series of step-by-step instructions. C is a </text:span><text:a xlink:type="simple" xlink:href="https://simple.wikipedia.org/wiki/Compiled_language" text:style-name="Internet_20_link" text:visited-style-name="Visited_20_Internet_20_Link">compiled language</text:a><text:span text:style-name="T1">. </text:span></text:p>
      <text:p text:style-name="Text_20_body"><text:span text:style-name="T1">Because the ideas behind C are kept close to the design of the </text:span><text:a xlink:type="simple" xlink:href="https://simple.wikipedia.org/wiki/Computer" text:style-name="Internet_20_link" text:visited-style-name="Visited_20_Internet_20_Link">computer</text:a><text:span text:style-name="T1">, the </text:span><text:a xlink:type="simple" xlink:href="https://simple.wikipedia.org/wiki/Compiler" text:style-name="Internet_20_link" text:visited-style-name="Visited_20_Internet_20_Link">compiler</text:a><text:span text:style-name="T1"> (program builder) can generate </text:span><text:a xlink:type="simple" xlink:href="https://simple.wikipedia.org/wiki/Machine_code" text:style-name="Internet_20_link" text:visited-style-name="Visited_20_Internet_20_Link">machine code</text:a><text:span text:style-name="T1">/native code for the computer. Programs built in machine code are very fast. This makes C a good language for writing </text:span><text:a xlink:type="simple" xlink:href="https://simple.wikipedia.org/wiki/Operating_system" text:style-name="Internet_20_link" text:visited-style-name="Visited_20_Internet_20_Link">operating systems</text:a><text:span text:style-name="T1">. Many operating systems, including </text:span><text:a xlink:type="simple" xlink:href="https://simple.wikipedia.org/wiki/Linux" text:style-name="Internet_20_link" text:visited-style-name="Visited_20_Internet_20_Link">Linux</text:a><text:span text:style-name="T1"> and </text:span><text:a xlink:type="simple" xlink:href="https://simple.wikipedia.org/wiki/UNIX" text:style-name="Internet_20_link" text:visited-style-name="Visited_20_Internet_20_Link">UNIX</text:a><text:span text:style-name="T1">, are programmed using this language. The language itself has very few keywords, and most things are done using </text:span><text:a xlink:type="simple" xlink:href="https://simple.wikipedia.org/w/index.php?title=Programming_library&amp;action=edit&amp;redlink=1" text:style-name="Internet_20_link" text:visited-style-name="Visited_20_Internet_20_Link">libraries</text:a><text:span text:style-name="T1">, which are collections of code for them to be reused. </text:span></text:p>
      <text:p text:style-name="Text_20_body"><text:span text:style-name="T1">C is available for many different types of computers. This is why C is called a </text:span><text:a xlink:type="simple" xlink:href="https://simple.wikipedia.org/w/index.php?title=Portable_language&amp;action=edit&amp;redlink=1" text:style-name="Internet_20_link" text:visited-style-name="Visited_20_Internet_20_Link">"portable" language</text:a><text:span text:style-name="T1">. A program that is written in C and that respects certain limitations can be compiled for many different platforms. </text:span></text:p>
      <text:p text:style-name="Text_20_body"><text:span text:style-name="T1">The syntax of C has also influenced many other programming languages, such as </text:span><text:a xlink:type="simple" xlink:href="https://simple.wikipedia.org/wiki/C%2B%2B" text:style-name="Internet_20_link" text:visited-style-name="Visited_20_Internet_20_Link">C++</text:a><text:span text:style-name="T1">, </text:span><text:a xlink:type="simple" xlink:href="https://simple.wikipedia.org/wiki/C_Sharp_(programming_language)" text:style-name="Internet_20_link" text:visited-style-name="Visited_20_Internet_20_Link">C#</text:a><text:span text:style-name="T1">, and </text:span><text:a xlink:type="simple" xlink:href="https://simple.wikipedia.org/wiki/Java_(programming_language)" text:style-name="Internet_20_link" text:visited-style-name="Visited_20_Internet_20_Link">Java</text:a><text:span text:style-name="T1">, and many more programming languages we use nowadays. </text:span></text:p>
      <text:p text:style-name="P4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1:05:34.024049412</meta:creation-date>
    <dc:date>2020-02-17T21:16:42.770545387</dc:date>
    <meta:editing-duration>PT58S</meta:editing-duration>
    <meta:editing-cycles>1</meta:editing-cycles>
    <meta:document-statistic meta:table-count="0" meta:image-count="0" meta:object-count="0" meta:page-count="1" meta:paragraph-count="5" meta:word-count="211" meta:character-count="1278" meta:non-whitespace-character-count="1068"/>
    <meta:generator>LibreOffice/5.1.6.2$Linux_X86_64 LibreOffice_project/10m0$Build-2</meta:generator>
  </office:meta>
</office:document-meta>
</file>